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28.49pt"/>
    </style:style>
    <style:style style:name="co11" style:family="table-column">
      <style:table-column-properties fo:break-before="auto" style:column-width="83.85pt"/>
    </style:style>
    <style:style style:name="co1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77.56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87.7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4.65pt"/>
    </style:style>
    <style:style style:name="co12" style:family="table-column">
      <style:table-column-properties fo:break-before="auto" style:column-width="97.94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126.6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Armoured Commander II – Master Unit List</text:p>
          </table:table-cell>
          <table:covered-table-cell table:number-columns-repeated="2"/>
          <table:table-cell table:number-columns-repeated="5"/>
          <table:table-cell table:style-name="ce4" table:number-columns-repeated="2"/>
        </table:table-row>
        <table:table-row table:style-name="ro2">
          <table:table-cell table:style-name="ce4"/>
          <table:table-cell table:number-columns-repeated="7"/>
          <table:table-cell table:style-name="ce4" table:number-columns-repeated="2"/>
        </table:table-row>
        <table:table-row table:style-name="ro2">
          <table:table-cell table:style-name="ce4" office:value-type="string" calcext:value-type="string">
            <text:p>Polish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ovement Class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Armour</text:p>
          </table:table-cell>
          <table:table-cell table:style-name="ce4" office:value-type="string" calcext:value-type="string">
            <text:p>Weapon</text:p>
          </table:table-cell>
          <table:table-cell table:style-name="ce4" office:value-type="string" calcext:value-type="string">
            <text:p>Rng/AF/PF</text:p>
          </table:table-cell>
          <table:table-cell table:style-name="ce4" office:value-type="string" calcext:value-type="string">
            <text:p>Notes</text:p>
          </table:table-cell>
          <table:table-cell table:style-name="ce4"/>
        </table:table-row>
        <table:table-row table:style-name="ro2">
          <table:table-cell table:style-name="ce5" office:value-type="string" calcext:value-type="string">
            <text:p>Tank</text:p>
          </table:table-cell>
          <table:table-cell table:style-name="ce4" table:number-columns-repeated="9"/>
        </table:table-row>
        <table:table-row table:style-name="ro2">
          <table:table-cell table:style-name="ce5"/>
          <table:table-cell table:style-name="ce5" office:value-type="string" calcext:value-type="string">
            <text:p>TK-3</text:p>
          </table:table-cell>
          <table:table-cell table:style-name="ce5" office:value-type="string" calcext:value-type="string">
            <text:p>Fast Tank</text:p>
          </table:table-cell>
          <table:table-cell table:style-name="ce5"/>
          <table:table-cell office:value-type="string" calcext:value-type="string">
            <text:p>Very Small</text:p>
          </table:table-cell>
          <table:table-cell table:style-name="ce5" office:value-type="string" calcext:value-type="string">
            <text:p>0 / 0</text:p>
          </table:table-cell>
          <table:table-cell table:style-name="ce5" table:formula="of:=[Sheet2.A6]" office:value-type="string" office:string-value="Vehicle MG" calcext:value-type="string">
            <text:p>Vehicle MG</text:p>
          </table:table-cell>
          <table:table-cell table:style-name="ce5" table:formula="of:=[Sheet2.B6]" office:value-type="string" office:string-value="2 / 4 / 0" calcext:value-type="string">
            <text:p>2 / 4 / 0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TKS</text:p>
          </table:table-cell>
          <table:table-cell office:value-type="string" calcext:value-type="string">
            <text:p>Fast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Very Smal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KS (20mm)</text:p>
          </table:table-cell>
          <table:table-cell office:value-type="string" calcext:value-type="string">
            <text:p>Fast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Very Small</text:p>
          </table:table-cell>
          <table:table-cell office:value-type="string" calcext:value-type="string">
            <text:p>1 / 0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nault FT (MG)</text:p>
          </table:table-cell>
          <table:table-cell office:value-type="string" calcext:value-type="string">
            <text:p>Slow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nault FT (37mm)</text:p>
          </table:table-cell>
          <table:table-cell office:value-type="string" calcext:value-type="string">
            <text:p>Slow Tank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12]" office:value-type="string" office:string-value="37mm" calcext:value-type="string">
            <text:p>37mm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ckers E Type A</text:p>
          </table:table-cell>
          <table:table-cell office:value-type="string" calcext:value-type="string">
            <text:p>Slow Tank</text:p>
          </table:table-cell>
          <table:table-cell/>
          <table:table-cell office:value-type="string" calcext:value-type="string">
            <text:p>Small</text:p>
          </table:table-cell>
          <table:table-cell table:style-name="ce6" office:value-type="string" calcext:value-type="string">
            <text:p>2 / 1</text:p>
          </table:table-cell>
          <table:table-cell table:formula="of:=[Sheet2.A14]" office:value-type="string" office:string-value="47mm" calcext:value-type="string">
            <text:p>47mm</text:p>
          </table:table-cell>
          <table:table-cell table:formula="of:=[Sheet2.B14]" office:value-type="string" office:string-value="6 / 3 / 8" calcext:value-type="string">
            <text:p>6 / 3 / 8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ckers E Type B</text:p>
          </table:table-cell>
          <table:table-cell office:value-type="string" calcext:value-type="string">
            <text:p>Slow 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2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TP (Double Turret)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2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7TP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2 / 1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oured Ca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Wz. 34 (MG)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z. 34 (37mm)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0</text:p>
          </table:table-cell>
          <table:table-cell table:formula="of:=[Sheet2.A12]" office:value-type="string" office:string-value="37mm" calcext:value-type="string">
            <text:p>37mm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ugeot 1918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0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office:value-type="string" calcext:value-type="string">
            <text:p>Very rare – remove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02T Taczanka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 table:formula="of:=[Sheet2.A10]" office:value-type="string" office:string-value="Vehicle AA HMG" calcext:value-type="string">
            <text:p>Vehicle AA HMG</text:p>
          </table:table-cell>
          <table:table-cell table:formula="of:=[Sheet2.B10]" office:value-type="string" office:string-value="3 / 8 / 2" calcext:value-type="string">
            <text:p>3 / 8 /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37mm wz. 36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Very Small</text:p>
          </table:table-cell>
          <table:table-cell/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. wz. 35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4]" office:value-type="string" office:string-value="AT Rifle" calcext:value-type="string">
            <text:p>AT Rifle</text:p>
          </table:table-cell>
          <table:table-cell table:formula="of:=[Sheet2.B4]" office:value-type="string" office:string-value="3 / 0 / 2" calcext:value-type="string">
            <text:p>3 / 0 /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antr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arabin, Plut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2]" office:value-type="string" office:string-value="Rifles" calcext:value-type="string">
            <text:p>Rifles</text:p>
          </table:table-cell>
          <table:table-cell table:formula="of:=[Sheet2.B2]" office:value-type="string" office:string-value="2 / 1 / 0" calcext:value-type="string">
            <text:p>2 / 1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M, Plut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5]" office:value-type="string" office:string-value="HMG" calcext:value-type="string">
            <text:p>HMG</text:p>
          </table:table-cell>
          <table:table-cell table:formula="of:=[Sheet2.B5]" office:value-type="string" office:string-value="3 / 6 / 2" calcext:value-type="string">
            <text:p>3 / 6 / 2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 calcext:value-type="string">
            <text:p>Germ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Unit 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ovement Class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Armour</text:p>
          </table:table-cell>
          <table:table-cell table:style-name="ce4" office:value-type="string" calcext:value-type="string">
            <text:p>Weapon</text:p>
          </table:table-cell>
          <table:table-cell table:style-name="ce4" office:value-type="string" calcext:value-type="string">
            <text:p>Rng/AF/P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k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anzer I B</text:p>
          </table:table-cell>
          <table:table-cell office:value-type="string" calcext:value-type="string">
            <text:p>Fast 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8]" office:value-type="string" office:string-value="Twin Vehicle MGs" calcext:value-type="string">
            <text:p>Twin Vehicle MGs</text:p>
          </table:table-cell>
          <table:table-cell table:formula="of:=[Sheet2.B8]" office:value-type="string" office:string-value="2 / 8 / 0" calcext:value-type="string">
            <text:p>2 / 8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35t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3 / 1</text:p>
          </table:table-cell>
          <table:table-cell table:formula="of:=[Sheet2.A12]" office:value-type="string" office:string-value="37mm" calcext:value-type="string">
            <text:p>37mm</text:p>
          </table:table-cell>
          <table:table-cell table:formula="of:=[Sheet2.B12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38t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3 / 1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I D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1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II F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3 / 3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V A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1 / 1</text:p>
          </table:table-cell>
          <table:table-cell table:formula="of:=[Sheet2.A15]" office:value-type="string" office:string-value="75mm" calcext:value-type="string">
            <text:p>75mm</text:p>
          </table:table-cell>
          <table:table-cell table:formula="of:=[Sheet2.B15]" office:value-type="string" office:string-value="10 / 8 / 12" calcext:value-type="string">
            <text:p>10 / 8 / 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7]" office:value-type="string" office:string-value="Vehicle MGs" calcext:value-type="string">
            <text:p>Vehicle MGs</text:p>
          </table:table-cell>
          <table:table-cell table:formula="of:=[Sheet2.B7]" office:value-type="string" office:string-value="2 / 6 / 0" calcext:value-type="string">
            <text:p>2 / 6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nzer IV C</text:p>
          </table:table-cell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3 / 1</text:p>
          </table:table-cell>
          <table:table-cell table:formula="of:=[Sheet2.A15]" office:value-type="string" office:string-value="75mm" calcext:value-type="string">
            <text:p>75mm</text:p>
          </table:table-cell>
          <table:table-cell table:formula="of:=[Sheet2.B15]" office:value-type="string" office:string-value="10 / 8 / 12" calcext:value-type="string">
            <text:p>10 / 8 / 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oured Ca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fz 13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Very Small</text:p>
          </table:table-cell>
          <table:table-cell office:value-type="string" calcext:value-type="string">
            <text:p>0 / 0</text:p>
          </table:table-cell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21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22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31(6 rad)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SW 231(8 rad)</text:p>
          </table:table-cell>
          <table:table-cell office:value-type="string" calcext:value-type="string">
            <text:p>Fast Wheel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2 / 1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6]" office:value-type="string" office:string-value="Vehicle MG" calcext:value-type="string">
            <text:p>Vehicle MG</text:p>
          </table:table-cell>
          <table:table-cell table:formula="of:=[Sheet2.B6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dKfz 10/4</text:p>
          </table:table-cell>
          <table:table-cell office:value-type="string" calcext:value-type="string">
            <text:p>Halftrac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None</text:p>
          </table:table-cell>
          <table:table-cell table:formula="of:=[Sheet2.A11]" office:value-type="string" office:string-value="20L" calcext:value-type="string">
            <text:p>20L</text:p>
          </table:table-cell>
          <table:table-cell table:formula="of:=[Sheet2.B11]" office:value-type="string" office:string-value="4 / 2 / 4" calcext:value-type="string">
            <text:p>4 / 2 / 4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Kfz 6/2</text:p>
          </table:table-cell>
          <table:table-cell office:value-type="string" calcext:value-type="string">
            <text:p>Halftrack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  <table:table-cell table:formula="of:=[Sheet2.A13]" office:value-type="string" office:string-value="37L" calcext:value-type="string">
            <text:p>37L</text:p>
          </table:table-cell>
          <table:table-cell table:formula="of:=[Sheet2.B13]" office:value-type="string" office:string-value="5 / 2 / 6" calcext:value-type="string">
            <text:p>5 / 2 / 6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fz 4</text:p>
          </table:table-cell>
          <table:table-cell office:value-type="string" calcext:value-type="string">
            <text:p>Wheeled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None</text:p>
          </table:table-cell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antr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hützen Platoon</text:p>
          </table:table-cell>
          <table:table-cell office:value-type="string" calcext:value-type="string">
            <text:p>Infantry</text:p>
          </table:table-cell>
          <table:table-cell table:number-columns-repeated="3"/>
          <table:table-cell table:formula="of:=[Sheet2.A3]" office:value-type="string" office:string-value="Rifles and MGs" calcext:value-type="string">
            <text:p>Rifles and MGs</text:p>
          </table:table-cell>
          <table:table-cell table:formula="of:=[Sheet2.B3]" office:value-type="string" office:string-value="2 / 4 / 0" calcext:value-type="string">
            <text:p>2 / 4 /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PW 251/1</text:p>
          </table:table-cell>
          <table:table-cell office:value-type="string" calcext:value-type="string">
            <text:p>Halftrack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1 / 1</text:p>
          </table:table-cell>
          <table:table-cell table:formula="of:=[Sheet2.A9]" office:value-type="string" office:string-value="Vehicle AA MG" calcext:value-type="string">
            <text:p>Vehicle AA MG</text:p>
          </table:table-cell>
          <table:table-cell table:formula="of:=[Sheet2.B9]" office:value-type="string" office:string-value="2 / 4 / 0" calcext:value-type="string">
            <text:p>2 / 4 / 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 calcext:value-type="string">
            <text:p>Standard Weapons</text:p>
          </table:table-cell>
          <table:table-cell table:style-name="ce1" office:value-type="string" calcext:value-type="string">
            <text:p>Rng/AF/PF</text:p>
          </table:table-cell>
        </table:table-row>
        <table:table-row table:style-name="ro2">
          <table:table-cell table:style-name="ce2" office:value-type="string" calcext:value-type="string">
            <text:p>Rifles</text:p>
          </table:table-cell>
          <table:table-cell table:style-name="ce2" office:value-type="string" calcext:value-type="string">
            <text:p>2 / 1 / 0</text:p>
          </table:table-cell>
        </table:table-row>
        <table:table-row table:style-name="ro2">
          <table:table-cell table:style-name="ce2" office:value-type="string" calcext:value-type="string">
            <text:p>Rifles and MGs</text:p>
          </table:table-cell>
          <table:table-cell table:style-name="ce2" office:value-type="string" calcext:value-type="string">
            <text:p>2 / 4 / 0</text:p>
          </table:table-cell>
        </table:table-row>
        <table:table-row table:style-name="ro2">
          <table:table-cell table:style-name="ce2" office:value-type="string" calcext:value-type="string">
            <text:p>AT Rifle</text:p>
          </table:table-cell>
          <table:table-cell table:style-name="ce2" office:value-type="string" calcext:value-type="string">
            <text:p>3 / 0 / 2</text:p>
          </table:table-cell>
        </table:table-row>
        <table:table-row table:style-name="ro2">
          <table:table-cell table:style-name="ce2" office:value-type="string" calcext:value-type="string">
            <text:p>HMG</text:p>
          </table:table-cell>
          <table:table-cell table:style-name="ce2" office:value-type="string" calcext:value-type="string">
            <text:p>3 / 6 / 2</text:p>
          </table:table-cell>
        </table:table-row>
        <table:table-row table:style-name="ro2">
          <table:table-cell table:style-name="ce2" office:value-type="string" calcext:value-type="string">
            <text:p>Vehicle MG</text:p>
          </table:table-cell>
          <table:table-cell table:style-name="ce2" office:value-type="string" calcext:value-type="string">
            <text:p>2 / 4 / 0</text:p>
          </table:table-cell>
        </table:table-row>
        <table:table-row table:style-name="ro2">
          <table:table-cell office:value-type="string" calcext:value-type="string">
            <text:p>Vehicle MGs</text:p>
          </table:table-cell>
          <table:table-cell table:style-name="ce3" office:value-type="string" calcext:value-type="string">
            <text:p>2 / 6 / 0</text:p>
          </table:table-cell>
        </table:table-row>
        <table:table-row table:style-name="ro2">
          <table:table-cell office:value-type="string" calcext:value-type="string">
            <text:p>Twin Vehicle MGs</text:p>
          </table:table-cell>
          <table:table-cell office:value-type="string" calcext:value-type="string">
            <text:p>2 / 8 / 0</text:p>
          </table:table-cell>
        </table:table-row>
        <table:table-row table:style-name="ro2">
          <table:table-cell office:value-type="string" calcext:value-type="string">
            <text:p>Vehicle AA MG</text:p>
          </table:table-cell>
          <table:table-cell office:value-type="string" calcext:value-type="string">
            <text:p>2 / 4 / 0</text:p>
          </table:table-cell>
        </table:table-row>
        <table:table-row table:style-name="ro2">
          <table:table-cell office:value-type="string" calcext:value-type="string">
            <text:p>Vehicle AA HMG</text:p>
          </table:table-cell>
          <table:table-cell office:value-type="string" calcext:value-type="string">
            <text:p>3 / 8 / 2</text:p>
          </table:table-cell>
        </table:table-row>
        <table:table-row table:style-name="ro2">
          <table:table-cell office:value-type="string" calcext:value-type="string">
            <text:p>20L</text:p>
          </table:table-cell>
          <table:table-cell table:style-name="ce3" office:value-type="string" calcext:value-type="string">
            <text:p>4 / 2 / 4</text:p>
          </table:table-cell>
        </table:table-row>
        <table:table-row table:style-name="ro2">
          <table:table-cell office:value-type="string" calcext:value-type="string">
            <text:p>37mm</text:p>
          </table:table-cell>
          <table:table-cell office:value-type="string" calcext:value-type="string">
            <text:p>5 / 2 / 6</text:p>
          </table:table-cell>
        </table:table-row>
        <table:table-row table:style-name="ro2">
          <table:table-cell office:value-type="string" calcext:value-type="string">
            <text:p>37L</text:p>
          </table:table-cell>
          <table:table-cell office:value-type="string" calcext:value-type="string">
            <text:p>5 / 2 / 6</text:p>
          </table:table-cell>
        </table:table-row>
        <table:table-row table:style-name="ro2">
          <table:table-cell office:value-type="string" calcext:value-type="string">
            <text:p>47mm</text:p>
          </table:table-cell>
          <table:table-cell office:value-type="string" calcext:value-type="string">
            <text:p>6 / 3 / 8</text:p>
          </table:table-cell>
        </table:table-row>
        <table:table-row table:style-name="ro2">
          <table:table-cell office:value-type="string" calcext:value-type="string">
            <text:p>75mm</text:p>
          </table:table-cell>
          <table:table-cell office:value-type="string" calcext:value-type="string">
            <text:p>10 / 8 / 1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26:20.6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M46S</meta:editing-duration>
    <meta:editing-cycles>71</meta:editing-cycles>
    <meta:generator>LibreOffice/5.2.5.1$Windows_X86_64 LibreOffice_project/0312e1a284a7d50ca85a365c316c7abbf20a4d22</meta:generator>
    <dc:date>2017-03-15T12:32:29.254000000</dc:date>
    <dc:creator>Gregory Scott</dc:creator>
    <meta:document-statistic meta:table-count="3" meta:cell-count="291" meta:object-count="0"/>
    <meta:user-defined meta:name="Info 1"/>
    <meta:user-defined meta:name="Info 2"/>
    <meta:user-defined meta:name="Info 3"/>
    <meta:user-defined meta:name="Info 4"/>
  </office:meta>
</office:document-meta>
</file>